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Courier New" svg:font-family="'Courier New'" style:font-family-generic="modern"/>
    <style:font-face style:name="CourierNewPSMT" svg:font-family="CourierNewPSMT" style:font-family-generic="roman"/>
    <style:font-face style:name="Arial-BoldMT" svg:font-family="Arial-BoldMT" style:font-family-generic="swiss"/>
    <style:font-face style:name="BerlinSansFB-Reg" svg:font-family="BerlinSansFB-Reg" style:font-family-generic="swiss"/>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1.27cm" fo:margin-right="0cm" fo:text-align="justify" style:justify-single-word="false" fo:text-indent="0cm" style:auto-text-indent="false" style:text-autospace="none"/>
    </style:style>
    <style:style style:name="P2" style:family="paragraph" style:parent-style-name="Standard">
      <style:paragraph-properties fo:margin-left="1.27cm" fo:margin-right="0cm" fo:text-align="justify" style:justify-single-word="false" fo:text-indent="0cm" style:auto-text-indent="false" style:text-autospace="none"/>
      <style:text-properties fo:color="#000000" style:font-name="Arial" fo:font-size="10pt" style:font-size-asian="10pt" style:font-name-complex="Arial" style:font-size-complex="10pt"/>
    </style:style>
    <style:style style:name="P3" style:family="paragraph" style:parent-style-name="Standard">
      <style:paragraph-properties fo:margin-left="1.27cm" fo:margin-right="0cm" fo:text-align="justify" style:justify-single-word="false" fo:text-indent="0cm" style:auto-text-indent="false" style:text-autospace="none"/>
      <style:text-properties fo:color="#000000" style:font-name="CourierNewPSMT" fo:font-size="10pt" style:font-size-asian="10pt" style:font-name-complex="CourierNewPSMT" style:font-size-complex="10pt"/>
    </style:style>
    <style:style style:name="P4" style:family="paragraph" style:parent-style-name="Standard">
      <style:paragraph-properties fo:margin-left="1.27cm" fo:margin-right="0cm" fo:text-align="justify" style:justify-single-word="false" fo:text-indent="0cm" style:auto-text-indent="false" style:text-autospace="none"/>
      <style:text-properties fo:color="#0000ff" style:font-name="Courier New" fo:font-size="10pt" fo:font-weight="bold" style:font-size-asian="10pt" style:font-weight-asian="bold" style:font-name-complex="Courier New" style:font-size-complex="10pt" style:font-weight-complex="bold"/>
    </style:style>
    <style:style style:name="P5" style:family="paragraph" style:parent-style-name="Standard">
      <style:paragraph-properties fo:margin-left="1.27cm" fo:margin-right="0cm" fo:text-align="justify" style:justify-single-word="false" fo:text-indent="0cm" style:auto-text-indent="false" style:text-autospace="none"/>
      <style:text-properties fo:color="#008100" style:font-name="BerlinSansFB-Reg" fo:font-size="10pt" style:font-size-asian="10pt" style:font-name-complex="BerlinSansFB-Reg" style:font-size-complex="10pt"/>
    </style:style>
    <style:style style:name="P6" style:family="paragraph" style:parent-style-name="Standard">
      <style:paragraph-properties fo:margin-left="1.27cm" fo:margin-right="0cm" fo:text-align="justify" style:justify-single-word="false" fo:text-indent="0cm" style:auto-text-indent="false" style:text-autospace="none"/>
      <style:text-properties fo:color="#caab7c" style:font-name="Arial-BoldMT" fo:font-size="9.5pt" fo:font-weight="bold" style:font-size-asian="9.5pt" style:font-weight-asian="bold" style:font-name-complex="Arial-BoldMT" style:font-size-complex="9.5pt" style:font-weight-complex="bold"/>
    </style:style>
    <style:style style:name="P7" style:family="paragraph" style:parent-style-name="Standard">
      <style:paragraph-properties fo:margin-left="1.27cm" fo:margin-right="0cm" fo:text-align="justify" style:justify-single-word="false" fo:text-indent="1.231cm" style:auto-text-indent="false" style:text-autospace="none"/>
    </style:style>
    <style:style style:name="P8" style:family="paragraph" style:parent-style-name="Standard">
      <style:paragraph-properties fo:margin-left="1.27cm" fo:margin-right="0cm" fo:text-align="justify" style:justify-single-word="false" fo:text-indent="1.231cm" style:auto-text-indent="false" style:text-autospace="none"/>
      <style:text-properties fo:color="#000000" style:font-name="CourierNewPSMT" fo:font-size="10pt" style:font-size-asian="10pt" style:font-name-complex="CourierNewPSMT" style:font-size-complex="10pt"/>
    </style:style>
    <style:style style:name="P9" style:family="paragraph" style:parent-style-name="Standard">
      <style:paragraph-properties fo:margin-left="1.27cm" fo:margin-right="0cm" fo:text-align="justify" style:justify-single-word="false" fo:text-indent="1.231cm" style:auto-text-indent="false" style:text-autospace="none"/>
      <style:text-properties fo:color="#0000ff" style:font-name="Courier New" fo:font-size="10pt" fo:font-weight="bold" style:font-size-asian="10pt" style:font-weight-asian="bold" style:font-name-complex="Courier New" style:font-size-complex="10pt" style:font-weight-complex="bold"/>
    </style:style>
    <style:style style:name="P10" style:family="paragraph" style:parent-style-name="Standard">
      <style:paragraph-properties fo:margin-left="2.521cm" fo:margin-right="0cm" fo:text-align="justify" style:justify-single-word="false" fo:text-indent="1.231cm" style:auto-text-indent="false" style:text-autospace="none"/>
      <style:text-properties fo:color="#000000" style:font-name="CourierNewPSMT" fo:font-size="10pt" style:font-size-asian="10pt" style:font-name-complex="CourierNewPSMT" style:font-size-complex="10pt"/>
    </style:style>
    <style:style style:name="P11" style:family="paragraph" style:parent-style-name="Standard">
      <style:paragraph-properties fo:margin-left="1.27cm" fo:margin-right="0cm" fo:text-align="justify" style:justify-single-word="false" fo:text-indent="0cm" style:auto-text-indent="false" style:text-autospace="none"/>
      <style:text-properties fo:color="#6442af" style:font-name="Arial-BoldMT" fo:font-size="10pt" fo:font-weight="bold" style:font-size-asian="10pt" style:font-weight-asian="bold" style:font-name-complex="Arial-BoldMT" style:font-size-complex="10pt" style:font-weight-complex="bold"/>
    </style:style>
    <style:style style:name="P12" style:family="paragraph" style:parent-style-name="Standard">
      <style:paragraph-properties fo:margin-left="1.27cm" fo:margin-right="0cm" fo:text-align="justify" style:justify-single-word="false" fo:text-indent="0cm" style:auto-text-indent="false" style:text-autospace="none"/>
      <style:text-properties fo:color="#000000" style:font-name="Arial" fo:font-size="10pt" style:font-size-asian="10pt" style:font-name-complex="Arial" style:font-size-complex="10pt"/>
    </style:style>
    <style:style style:name="P13" style:family="paragraph" style:parent-style-name="Standard">
      <style:paragraph-properties fo:margin-left="1.27cm" fo:margin-right="0cm" fo:text-align="justify" style:justify-single-word="false" fo:text-indent="0cm" style:auto-text-indent="false" style:text-autospace="none"/>
      <style:text-properties fo:color="#000000" style:font-name="Arial" fo:font-size="10pt" fo:language="en" fo:country="GB" style:font-size-asian="10pt" style:font-name-complex="Arial" style:font-size-complex="10pt"/>
    </style:style>
    <style:style style:name="P14" style:family="paragraph" style:parent-style-name="Standard">
      <style:paragraph-properties fo:margin-left="1.27cm" fo:margin-right="0cm" fo:text-align="justify" style:justify-single-word="false" fo:text-indent="0cm" style:auto-text-indent="false" style:text-autospace="none"/>
      <style:text-properties fo:color="#000000" style:font-name="Arial" fo:font-size="9.5pt" style:font-size-asian="9.5pt" style:font-name-complex="Arial" style:font-size-complex="9.5pt"/>
    </style:style>
    <style:style style:name="P15" style:family="paragraph" style:parent-style-name="Standard">
      <style:paragraph-properties fo:margin-left="1.27cm" fo:margin-right="0cm" fo:text-align="justify" style:justify-single-word="false" fo:text-indent="0cm" style:auto-text-indent="false" style:text-autospace="none"/>
      <style:text-properties fo:color="#000000" style:font-name="CourierNewPSMT" fo:font-size="10pt" style:font-size-asian="10pt" style:font-name-complex="CourierNewPSMT" style:font-size-complex="10pt"/>
    </style:style>
    <style:style style:name="P16" style:family="paragraph" style:parent-style-name="Standard">
      <style:paragraph-properties fo:margin-left="1.27cm" fo:margin-right="0cm" fo:text-align="justify" style:justify-single-word="false" fo:text-indent="0cm" style:auto-text-indent="false" style:text-autospace="none"/>
      <style:text-properties fo:color="#03ac17" style:font-name="Courier New" fo:font-size="9pt" fo:font-style="italic" fo:font-weight="bold" style:font-size-asian="9pt" style:font-style-asian="italic" style:font-weight-asian="bold" style:font-name-complex="Courier New" style:font-size-complex="9pt" style:font-style-complex="italic" style:font-weight-complex="bold"/>
    </style:style>
    <style:style style:name="P17" style:family="paragraph" style:parent-style-name="Standard">
      <style:paragraph-properties fo:margin-left="1.27cm" fo:margin-right="0cm" fo:text-align="justify" style:justify-single-word="false" fo:text-indent="0cm" style:auto-text-indent="false" style:text-autospace="none"/>
      <style:text-properties fo:color="#03ac17" style:font-name="Courier New" fo:font-size="10pt" fo:font-style="italic" fo:font-weight="bold" style:font-size-asian="10pt" style:font-style-asian="italic" style:font-weight-asian="bold" style:font-name-complex="Courier New" style:font-size-complex="10pt" style:font-style-complex="italic" style:font-weight-complex="bold"/>
    </style:style>
    <style:style style:name="P18" style:family="paragraph" style:parent-style-name="Standard">
      <style:paragraph-properties fo:margin-left="1.27cm" fo:margin-right="0cm" fo:text-align="justify" style:justify-single-word="false" fo:text-indent="0cm" style:auto-text-indent="false" style:text-autospace="none"/>
      <style:text-properties fo:color="#03ac17" style:font-name="Arial" fo:font-size="9.5pt" fo:font-style="italic" fo:font-weight="bold" style:font-size-asian="9.5pt" style:font-style-asian="italic" style:font-weight-asian="bold" style:font-name-complex="Arial" style:font-size-complex="9.5pt" style:font-style-complex="italic" style:font-weight-complex="bold"/>
    </style:style>
    <style:style style:name="P19" style:family="paragraph" style:parent-style-name="Standard">
      <style:paragraph-properties fo:margin-left="1.27cm" fo:margin-right="0cm" fo:text-align="justify" style:justify-single-word="false" fo:text-indent="0cm" style:auto-text-indent="false" style:text-autospace="none"/>
      <style:text-properties fo:color="#0000ff" style:font-name="Courier New" fo:font-size="10pt" fo:font-weight="bold" style:font-size-asian="10pt" style:font-weight-asian="bold" style:font-name-complex="Courier New" style:font-size-complex="10pt" style:font-weight-complex="bold"/>
    </style:style>
    <style:style style:name="P20" style:family="paragraph" style:parent-style-name="Subtitulo">
      <style:paragraph-properties fo:break-before="page"/>
    </style:style>
    <style:style style:name="P21" style:family="paragraph" style:parent-style-name="Apartado1" style:list-style-name="WW8Num3">
      <style:paragraph-properties fo:margin-left="1.27cm" fo:margin-right="0cm" fo:margin-top="0.212cm" fo:margin-bottom="0.212cm" fo:text-indent="0cm" style:auto-text-indent="false">
        <style:tab-stops/>
      </style:paragraph-properties>
      <style:text-properties fo:font-weight="bold" style:font-weight-asian="bold"/>
    </style:style>
    <style:style style:name="T1" style:family="text">
      <style:text-properties fo:color="#6442af" style:font-name="Arial-BoldMT" fo:font-size="9.5pt" fo:font-weight="bold" style:font-size-asian="9.5pt" style:font-weight-asian="bold" style:font-name-complex="Arial-BoldMT" style:font-size-complex="9.5pt" style:font-weight-complex="bold"/>
    </style:style>
    <style:style style:name="T2" style:family="text">
      <style:text-properties fo:color="#6442af" style:font-name="Arial-BoldMT" fo:font-size="9.5pt" fo:language="en" fo:country="GB" fo:font-weight="bold" style:font-size-asian="9.5pt" style:font-weight-asian="bold" style:font-name-complex="Arial-BoldMT" style:font-size-complex="9.5pt" style:font-weight-complex="bold"/>
    </style:style>
    <style:style style:name="T3" style:family="text">
      <style:text-properties fo:color="#6442af" style:font-name="Arial-BoldMT" fo:font-size="10pt" fo:font-weight="bold" style:font-size-asian="10pt" style:font-weight-asian="bold" style:font-name-complex="Arial-BoldMT" style:font-size-complex="10pt" style:font-weight-complex="bold"/>
    </style:style>
    <style:style style:name="T4" style:family="text">
      <style:text-properties fo:color="#6442af" style:font-name="Arial-BoldMT" fo:font-size="10pt" style:text-underline-style="solid" style:text-underline-width="auto" style:text-underline-color="font-color" fo:font-weight="bold" style:font-size-asian="10pt" style:font-weight-asian="bold" style:font-name-complex="Arial-BoldMT" style:font-size-complex="10pt" style:font-weight-complex="bold"/>
    </style:style>
    <style:style style:name="T5" style:family="text">
      <style:text-properties fo:color="#6442af" style:font-name="Courier New" fo:font-size="10pt" fo:font-weight="bold" style:font-size-asian="10pt" style:font-weight-asian="bold" style:font-name-complex="Courier New" style:font-size-complex="10pt" style:font-weight-complex="bold"/>
    </style:style>
    <style:style style:name="T6" style:family="text">
      <style:text-properties fo:color="#6442af" style:font-name="Courier New" fo:font-size="10pt" fo:language="en" fo:country="GB" fo:font-weight="bold" style:font-size-asian="10pt" style:font-weight-asian="bold" style:font-name-complex="Courier New" style:font-size-complex="10pt" style:font-weight-complex="bold"/>
    </style:style>
    <style:style style:name="T7" style:family="text">
      <style:text-properties fo:color="#000000" style:font-name="Arial" fo:font-size="9.5pt" style:font-size-asian="9.5pt" style:font-name-complex="Arial" style:font-size-complex="9.5pt"/>
    </style:style>
    <style:style style:name="T8" style:family="text">
      <style:text-properties fo:color="#000000" style:font-name="Arial" fo:font-size="9.5pt" fo:language="en" fo:country="GB" style:font-size-asian="9.5pt" style:font-name-complex="Arial" style:font-size-complex="9.5pt"/>
    </style:style>
    <style:style style:name="T9" style:family="text">
      <style:text-properties fo:color="#000000" style:font-name="Arial" fo:font-size="10pt" style:font-size-asian="10pt" style:font-name-complex="Arial" style:font-size-complex="10pt"/>
    </style:style>
    <style:style style:name="T10" style:family="text">
      <style:text-properties fo:color="#000000" style:font-name="Arial" fo:font-size="10pt" fo:language="en" fo:country="GB" style:font-size-asian="10pt" style:font-name-complex="Arial" style:font-size-complex="10pt"/>
    </style:style>
    <style:style style:name="T11" style:family="text">
      <style:text-properties fo:color="#000000" style:font-name="CourierNewPSMT" fo:font-size="10pt" style:font-size-asian="10pt" style:font-name-complex="CourierNewPSMT" style:font-size-complex="10pt"/>
    </style:style>
    <style:style style:name="T12" style:family="text">
      <style:text-properties fo:color="#000000" style:font-name="CourierNewPSMT" fo:font-size="10pt" fo:language="en" fo:country="GB" style:font-size-asian="10pt" style:font-name-complex="CourierNewPSMT" style:font-size-complex="10pt"/>
    </style:style>
    <style:style style:name="T13" style:family="text">
      <style:text-properties fo:color="#03ac17" style:font-name="Arial" fo:font-size="9.5pt" fo:font-style="italic" fo:font-weight="bold" style:font-size-asian="9.5pt" style:font-style-asian="italic" style:font-weight-asian="bold" style:font-name-complex="Arial" style:font-size-complex="9.5pt" style:font-style-complex="italic" style:font-weight-complex="bold"/>
    </style:style>
    <style:style style:name="T14" style:family="text">
      <style:text-properties fo:color="#03ac17" style:font-name="Arial" fo:font-size="9.5pt" fo:language="en" fo:country="GB" fo:font-style="italic" fo:font-weight="bold" style:font-size-asian="9.5pt" style:font-style-asian="italic" style:font-weight-asian="bold" style:font-name-complex="Arial" style:font-size-complex="9.5pt" style:font-style-complex="italic" style:font-weight-complex="bold"/>
    </style:style>
    <style:style style:name="T15" style:family="text">
      <style:text-properties fo:color="#03ac17" style:font-name="Arial" fo:font-size="10pt" fo:font-style="italic" fo:font-weight="bold" style:font-size-asian="10pt" style:font-style-asian="italic" style:font-weight-asian="bold" style:font-name-complex="Arial" style:font-size-complex="10pt" style:font-style-complex="italic" style:font-weight-complex="bold"/>
    </style:style>
    <style:style style:name="T16" style:family="text">
      <style:text-properties fo:color="#03ac17" style:font-name="Courier New" fo:font-size="10pt" fo:font-style="italic" fo:font-weight="bold" style:font-size-asian="10pt" style:font-style-asian="italic" style:font-weight-asian="bold" style:font-name-complex="Courier New" style:font-size-complex="10pt" style:font-style-complex="italic" style:font-weight-complex="bold"/>
    </style:style>
    <style:style style:name="T17" style:family="text">
      <style:text-properties fo:color="#03ac17" style:font-name="Courier New" fo:font-size="9pt" fo:font-style="italic" fo:font-weight="bold" style:font-size-asian="9pt" style:font-style-asian="italic" style:font-weight-asian="bold" style:font-name-complex="Courier New" style:font-size-complex="9pt" style:font-style-complex="italic" style:font-weight-complex="bold"/>
    </style:style>
    <style:style style:name="T18" style:family="text">
      <style:text-properties fo:color="#0000ff" style:font-name="Courier New" fo:font-size="10pt" fo:font-weight="bold" style:font-size-asian="10pt" style:font-weight-asian="bold" style:font-name-complex="Courier New" style:font-size-complex="10pt" style:font-weight-complex="bold"/>
    </style:style>
    <style:style style:name="T19" style:family="text">
      <style:text-properties fo:color="#0000ff" style:font-name="Courier New" fo:font-size="10pt" fo:language="en" fo:country="GB" fo:font-weight="bold" style:font-size-asian="10pt" style:font-weight-asian="bold" style:font-name-complex="Courier New" style:font-size-complex="10pt" style:font-weight-complex="bold"/>
    </style:style>
    <style:style style:name="T20" style:family="text">
      <style:text-properties fo:color="#0000ff" style:font-name="Courier New" fo:font-weight="bold" style:font-weight-asian="bold" style:font-name-complex="Courier New" style:font-weight-complex="bold"/>
    </style:style>
    <style:style style:name="T21" style:family="text">
      <style:text-properties fo:color="#caab7c" style:font-name="Arial-BoldMT" fo:font-size="9.5pt" fo:font-weight="bold" style:font-size-asian="9.5pt" style:font-weight-asian="bold" style:font-name-complex="Arial-BoldMT" style:font-size-complex="9.5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2284581" text:style-name="WW8Num3">
        <text:list-item>
          <text:list>
            <text:list-item>
              <text:p text:style-name="P20">Tratamiento de cadenas en lenguaje C</text:p>
              <text:list>
                <text:list-item>
                  <text:p text:style-name="P21">introducción</text:p>
                </text:list-item>
              </text:list>
            </text:list-item>
          </text:list>
        </text:list-item>
      </text:list>
      <text:p text:style-name="P2">Las cadenas de caracteres (también llamadas cadenas o strings) son un tipo particular de vectores, son de hecho vectores de char, con la particularidad que tienen una marca de fin (el caracter '\0'), además el lenguaje nos permite escribirlas como texto dentro de comillas dobles. Veamos unos ejemplos de su declaración:</text:p>
      <text:p text:style-name="P2"/>
      <text:p text:style-name="P2"><text:tab/><text:span text:style-name="T20">char</text:span> cadena_animal[]="gato";//no se define la longitud (5)</text:p>
      <text:p text:style-name="P2"><text:tab/><text:span text:style-name="T20">char</text:span> otro_animal[]={'g','a','t','o','\0'}; // Igual al anterior</text:p>
      <text:p text:style-name="P2"><text:tab/><text:span text:style-name="T20">char</text:span> vector[]={'g','a','t','o'}; // Un vector de 4 elementos.</text:p>
      <text:p text:style-name="P2"><text:tab/><text:span text:style-name="T20">char </text:span>espacio_cadena[1024]="Una cadena en C";//longitud definida</text:p>
      <text:p text:style-name="P2"><text:tab/><text:span text:style-name="T20">char</text:span> cadena_vacia[]="";</text:p>
      <text:p text:style-name="P2"/>
      <text:p text:style-name="P2"/>
      <text:p text:style-name="P1"><text:span text:style-name="T9">Las cadenas de caracteres son los textos formados por varios caracteres. En C las cadenas (o </text:span><text:span text:style-name="T3">strings</text:span><text:span text:style-name="T9">) son arrays de caracteres, pero que tienen como particularidad que su último elemento es el carácter con código cero (es decir ‘\0’).</text:span></text:p>
      <text:p text:style-name="P2"/>
      <text:p text:style-name="P2">En sentido estricto una cadena de C es un puntero al primer carácter de un array de caracteres que señala al primer carácter. Sólo que esa lista de caracteres finaliza en el código 0.</text:p>
      <text:list xml:id="list32448818" text:continue-numbering="true" text:style-name="WW8Num3">
        <text:list-item>
          <text:list>
            <text:list-item>
              <text:list>
                <text:list-item>
                  <text:p text:style-name="P21"><text:s/>declarar cadenas</text:p>
                </text:list-item>
              </text:list>
            </text:list-item>
          </text:list>
        </text:list-item>
      </text:list>
      <text:p text:style-name="P2">Las cadenas de caracteres no son exactamente arrays de caracteres (es importante tener en cuenta que las cadenas terminan con el carácter nulo). Por ello su declaración puede ser una de las siguientes:</text:p>
      <text:p text:style-name="P2"/>
      <text:p text:style-name="P1"><text:span text:style-name="T18">char </text:span><text:span text:style-name="T11">nombre1</text:span><text:span text:style-name="T18">[]={</text:span><text:span text:style-name="T11">‘J’,’u’,’a’,’n’,’\0’</text:span><text:span text:style-name="T18">};</text:span></text:p>
      <text:p text:style-name="P1"><text:span text:style-name="T18">char </text:span><text:span text:style-name="T11">nombre2</text:span><text:span text:style-name="T18">[]=</text:span><text:span text:style-name="T11">”Juan”;</text:span></text:p>
      <text:p text:style-name="P1"><text:span text:style-name="T18">char *</text:span><text:span text:style-name="T11">nombre3=”Juan”;</text:span></text:p>
      <text:p text:style-name="P1"><text:span text:style-name="T9">Las dos primeras declaraciones, declaran un array cuyo contenido es en ambos casos el texto </text:span><text:span text:style-name="T15">Juan </text:span><text:span text:style-name="T9">finalizando con el carácter 0. La tercera definición creará el texto </text:span><text:span text:style-name="T15">Juan </text:span><text:span text:style-name="T9">(con su terminación en nulo) en algún lugar de memoria, a cuyo primer elemento señala el puntero </text:span><text:span text:style-name="T15">nombre3</text:span><text:span text:style-name="T3">.</text:span></text:p>
      <text:p text:style-name="P11"/>
      <text:p text:style-name="P1"><text:span text:style-name="T9">La tercera forma de declarar e inicializar cadenas, puede tener problemas en algunos compiladores (como </text:span><text:span text:style-name="T15">Dev C++ </text:span><text:span text:style-name="T9">por ejemplo), ya que la cadena se coloca en zonas de la memoria en las que no se pueden modificar. En esos compiladores es mejor inicializar cadenas utilizando siempre un array (usando la segunda forma en el ejemplo).</text:span></text:p>
      <text:p text:style-name="P2"/>
      <text:p text:style-name="P2">Al utilizar arrays para guardar cadenas, convienen que éstos sean lo suficientemente grandes, de otro modo tendríamos problemas ya que al sobrepasar el array invadiríamos el espacio de otras variables. Si no queremos dar valores iniciales a la cadena, conviene declararla en forma de array con tamaño suficiente. Por ejemplo:</text:p>
      <text:p text:style-name="P2"/>
      <text:p text:style-name="P1"><text:span text:style-name="T18">char </text:span><text:span text:style-name="T11">cadena[80];</text:span></text:p>
      <text:p text:style-name="P3"/>
      <text:p text:style-name="P2">Lo cual hace que se reserven en memoria 80 caracteres para esa variable.</text:p>
      <text:p text:style-name="P2"/>
      <text:p text:style-name="P2">Los punteros que señalan a cadenas se utilizan mucho ya que, puesto que las cadenas finalizan con el delimitador cero, en casi todos los algoritmos con textos, son los punteros los que recorren y operan con los caracteres.</text:p>
      <text:p text:style-name="P2"/>
      <text:p text:style-name="P1"><text:span text:style-name="T18">char </text:span><text:span text:style-name="T11">cadena[80]="Esto es una prueba";</text:span></text:p>
      <text:p text:style-name="P1"><text:span text:style-name="T18">char </text:span><text:span text:style-name="T11">*p=cadena; </text:span><text:span text:style-name="T16">//El puntero señala al primer carácter de la cadena</text:span></text:p>
      <text:p text:style-name="P1"><text:span text:style-name="T11">puts(p); </text:span><text:span text:style-name="T16"><text:tab/><text:tab/>//escribe: Esto es una prueba</text:span></text:p>
      <text:p text:style-name="P1"><text:span text:style-name="T18">while (</text:span><text:span text:style-name="T11">*p!=0)</text:span><text:span text:style-name="T18">{</text:span></text:p>
      <text:p text:style-name="P7"><text:span text:style-name="T11">printf("%c\n",*p); </text:span><text:span text:style-name="T16">/*Escribe cada carácter en una línea*/</text:span></text:p>
      <text:p text:style-name="P8">p++;</text:p>
      <text:p text:style-name="P4">}</text:p>
      <text:p text:style-name="P4"/>
      <text:p text:style-name="P4"/>
      <text:list xml:id="list32448571" text:continue-numbering="true" text:style-name="WW8Num3">
        <text:list-item>
          <text:list>
            <text:list-item>
              <text:list>
                <text:list-item>
                  <text:p text:style-name="P21"><text:soft-page-break/>Leer y escribir cadenas</text:p>
                </text:list-item>
              </text:list>
            </text:list-item>
          </text:list>
        </text:list-item>
      </text:list>
      <text:p text:style-name="P2">Para escribir una cadena de caracteres por la pantalla, basta con utilizar el modificador %s:</text:p>
      <text:p text:style-name="P2"/>
      <text:p text:style-name="P1"><text:span text:style-name="T11">printf(</text:span><text:span text:style-name="T5">“%s”,</text:span><text:span text:style-name="T11">nombre1);</text:span></text:p>
      <text:p text:style-name="P3"/>
      <text:p text:style-name="P1"><text:span text:style-name="T9">También es posible utilizar el método </text:span><text:span text:style-name="T3">puts </text:span><text:span text:style-name="T9">al que se le pasa una cadena. Este método escribe el texto de la cadena y el cambio de línea. Ejemplo:</text:span></text:p>
      <text:p text:style-name="P2"/>
      <text:p text:style-name="P3">puts(s);</text:p>
      <text:p text:style-name="P3"/>
      <text:p text:style-name="P2">De igual manera se puede leer una cadena por teclado:</text:p>
      <text:p text:style-name="P2"/>
      <text:p text:style-name="P3">scanf(“%s” ,nombre1);</text:p>
      <text:p text:style-name="P3"/>
      <text:p text:style-name="P1"><text:span text:style-name="T9">Mejor aún se puede utilizar la función </text:span><text:span text:style-name="T3">gets </text:span><text:span text:style-name="T9">que sirve exclusivamente para leer cadenas (es más aconsejable). Ejemplo:</text:span></text:p>
      <text:p text:style-name="P2"/>
      <text:p text:style-name="P3">gets(s);</text:p>
      <text:p text:style-name="P3"/>
      <text:p text:style-name="P1"><text:span text:style-name="T9">No hace falta utilizar el signo &amp;, ya que toda cadena es un array de caracteres y por lo tanto </text:span><text:span text:style-name="T15">nombre1 </text:span><text:span text:style-name="T9">es la dirección inicial del texto.</text:span></text:p>
      <text:p text:style-name="P2"/>
      <text:p text:style-name="P1"><text:span text:style-name="T9">Por otro lado hay dos funciones de lectura de caracteres: </text:span><text:span text:style-name="T3">getchar </text:span><text:span text:style-name="T9">y </text:span><text:span text:style-name="T3">getch. </text:span><text:span text:style-name="T9">Ambas funcionan igual, sólo que con </text:span><text:span text:style-name="T3">getchar </text:span><text:span text:style-name="T9">hay que pulsar la tecla </text:span><text:span text:style-name="T15">Intro </text:span><text:span text:style-name="T9">para acabar la lectura, mientras que </text:span><text:span text:style-name="T3">getch </text:span><text:span text:style-name="T9">lee sin esperar la pulsación de la tecla </text:span><text:span text:style-name="T15">Intro</text:span><text:span text:style-name="T9">. Ejemplo:</text:span></text:p>
      <text:p text:style-name="P2"/>
      <text:p text:style-name="P1"><text:span text:style-name="T18">char </text:span><text:span text:style-name="T11">c;</text:span></text:p>
      <text:p text:style-name="P1"><text:span text:style-name="T18">c=getchar(); </text:span><text:span text:style-name="T16">/*habrá que escribir el carácter y pulsar Intro*/</text:span></text:p>
      <text:p text:style-name="P1"><text:span text:style-name="T18">c=getch(); </text:span><text:span text:style-name="T16">//</text:span><text:span text:style-name="T17">nada más pulsar la tecla con el carácter, se almacena</text:span></text:p>
      <text:p text:style-name="P16"/>
      <text:p text:style-name="P1"><text:span text:style-name="T9">La función </text:span><text:span text:style-name="T3">putchar </text:span><text:span text:style-name="T9">escribe en pantalla el carácter que se le pase como argumento.</text:span></text:p>
      <text:p text:style-name="P1"><text:span text:style-name="T9">Otra función interesante es </text:span><text:span text:style-name="T3">sprintf </text:span><text:span text:style-name="T9">que funciona igual que </text:span><text:span text:style-name="T3">printf </text:span><text:span text:style-name="T9">sólo que en lugar de imprimir por pantalla el texto, lo almacena en el primer argumento.</text:span><text:span text:style-name="T10">Ejemplo:</text:span></text:p>
      <text:p text:style-name="P13"/>
      <text:p text:style-name="P1"><text:span text:style-name="T19">int </text:span><text:span text:style-name="T12">i=5;</text:span></text:p>
      <text:p text:style-name="P1"><text:span text:style-name="T19">char </text:span><text:span text:style-name="T12">s</text:span><text:span text:style-name="T19">[</text:span><text:span text:style-name="T12">50</text:span><text:span text:style-name="T19">]</text:span><text:span text:style-name="T6">;</text:span></text:p>
      <text:p text:style-name="P1"><text:span text:style-name="T5">sprintf(s,"El entero vale %d",i);</text:span><text:span text:style-name="T16">/* s vale "El entero vale 5"*/</text:span></text:p>
      <text:list xml:id="list32454082" text:continue-numbering="true" text:style-name="WW8Num3">
        <text:list-item>
          <text:list>
            <text:list-item>
              <text:list>
                <text:list-item>
                  <text:p text:style-name="P21">comparar cadenas</text:p>
                </text:list-item>
              </text:list>
            </text:list-item>
          </text:list>
        </text:list-item>
      </text:list>
      <text:p text:style-name="P2">La comparación entre cadenas es problemática (como lo es también la comparación entre arrays). La razón está en que aunque dos cadenas tengan el mismo contenido, como sus direcciones serán distintas, la comparación con el operador “==” saldrá falsa.</text:p>
      <text:p text:style-name="P2"/>
      <text:p text:style-name="P1"><text:span text:style-name="T9">La comparación de cadenas necesita comparar carácter a carácter o utilizar la función </text:span><text:span text:style-name="T3">strcmp </text:span><text:span text:style-name="T9">la librería </text:span><text:span text:style-name="T3">string.h </text:span><text:span text:style-name="T9">que devuelve 0 si dos cadenas tienen el mismo contenido, -1 si en el orden de la tabla ASCII la primera es menor que la segunda y 1 si la segunda es menor que la primera. Hay que tener en cuenta que </text:span><text:span text:style-name="T3">strcmp </text:span><text:span text:style-name="T9">no comprueba las mayúsculas y que las letras como la eñe o las acentuadas causan problemas al comparar el orden alfabético.</text:span></text:p>
      <text:list xml:id="list32446554" text:continue-numbering="true" text:style-name="WW8Num3">
        <text:list-item>
          <text:list>
            <text:list-item>
              <text:list>
                <text:list-item>
                  <text:p text:style-name="P21">funciones y cadenas</text:p>
                </text:list-item>
              </text:list>
            </text:list-item>
          </text:list>
        </text:list-item>
      </text:list>
      <text:p text:style-name="P1"><text:span text:style-name="T9">En el caso de las funciones que reciben como parámetro cadenas, siempre utilizan punteros (</text:span><text:span text:style-name="T3">char *</text:span><text:span text:style-name="T9">) ya que permiten un mejor recorrido de los mismos. Por ejemplo esta función se encargaría de realizar una copia de una cadena en otra:</text:span></text:p>
      <text:p text:style-name="P1"><text:span text:style-name="T18">void </text:span><text:span text:style-name="T11">copiaCadena(</text:span><text:span text:style-name="T18">char *</text:span><text:span text:style-name="T11">cadena1, </text:span><text:span text:style-name="T18">const char *</text:span><text:span text:style-name="T11">cadena2</text:span><text:span text:style-name="T18">){</text:span></text:p>
      <text:p text:style-name="P7"><text:span text:style-name="T18">while</text:span><text:span text:style-name="T11">(*cadena2!=0)</text:span><text:span text:style-name="T18">{</text:span></text:p>
      <text:p text:style-name="P10">*cadena1=*cadena2;</text:p>
      <text:p text:style-name="P10">cadena1++;</text:p>
      <text:p text:style-name="P10">cadena2++;</text:p>
      <text:p text:style-name="P9">}</text:p>
      <text:p text:style-name="P8">*cadena1=0;</text:p>
      <text:p text:style-name="P4">}</text:p>
      <text:p text:style-name="P4"/>
      <text:p text:style-name="P1"><text:soft-page-break/><text:span text:style-name="T9">La palabra </text:span><text:span text:style-name="T3">const </text:span><text:span text:style-name="T9">sirve para indicar al compilador que la </text:span><text:span text:style-name="T3">cadena2 </text:span><text:span text:style-name="T9">no puede ser modificada en el interior de la función. Es importante poner el delimitador cero al final de la primera cadena (tras haber copia el texto, es la instrucción </text:span><text:span text:style-name="T3">*cadena1=0</text:span><text:span text:style-name="T9">).</text:span></text:p>
      <text:p text:style-name="P2"/>
      <text:p text:style-name="P2">La llamada a esa función podría ser:</text:p>
      <text:p text:style-name="P2"/>
      <text:p text:style-name="P1"><text:span text:style-name="T18">char </text:span><text:span text:style-name="T11">s1</text:span><text:span text:style-name="T18">[</text:span><text:span text:style-name="T11">50</text:span><text:span text:style-name="T18">]</text:span><text:span text:style-name="T11">; </text:span><text:span text:style-name="T16">/*s1 reserva 50 caracteres, eso es importante*/</text:span></text:p>
      <text:p text:style-name="P1"><text:span text:style-name="T18">char </text:span><text:span text:style-name="T11">s2</text:span><text:span text:style-name="T18">[]</text:span><text:span text:style-name="T11">="Prueba";</text:span></text:p>
      <text:p text:style-name="P3">copiaCadena(s1,s2);</text:p>
      <text:p text:style-name="P1"><text:span text:style-name="T11">puts(s1); </text:span><text:span text:style-name="T16">/* escribe Prueba */</text:span></text:p>
      <text:p text:style-name="P17"/>
      <text:p text:style-name="P1"><text:span text:style-name="T9">Una función puede devolver un puntero que señale a un carácter (una función que devuelve </text:span><text:span text:style-name="T3">char *</text:span><text:span text:style-name="T9">), pero si una función crea una cadena, al salir de la función, esta cadena se elimina. Esto significa que una </text:span><text:span text:style-name="T3">función no debe devolver la dirección de una cadena creada dentro de la función.</text:span></text:p>
      <text:list xml:id="list32454236" text:continue-numbering="true" text:style-name="WW8Num3">
        <text:list-item>
          <text:list>
            <text:list-item>
              <text:list>
                <text:list-item>
                  <text:p text:style-name="P21"><text:s/>arrays de cadenas</text:p>
                </text:list-item>
              </text:list>
            </text:list-item>
          </text:list>
        </text:list-item>
      </text:list>
      <text:p text:style-name="P2">Ya se ha comentado que una cadena es un array de caracteres en el que hay delimitador de fin de cadena que es el código cero. Luego todo lo comentado para los arrays y los punteros vale también para las cadenas. La declaración:</text:p>
      <text:p text:style-name="P2"/>
      <text:p text:style-name="P1"><text:span text:style-name="T18">char </text:span><text:span text:style-name="T11">*s[10];</text:span></text:p>
      <text:p text:style-name="P3"/>
      <text:p text:style-name="P2">Declara un array de 10 punteros a caracteres (10 cadenas). Para inicializar con valores:</text:p>
      <text:p text:style-name="P2"/>
      <text:p text:style-name="P1"><text:span text:style-name="T18">char *</text:span><text:span text:style-name="T11">s[4]={"Ana","Pablo","Julián","Roberto"};</text:span></text:p>
      <text:p text:style-name="P1"><text:span text:style-name="T11">puts(s[2]); </text:span><text:span text:style-name="T16">/* Escribe Julián */</text:span></text:p>
      <text:p text:style-name="P17"/>
      <text:p text:style-name="P1"><text:span text:style-name="T9">No obstante esta declaración también genera problemas en numerosos compiladores (otra vez en </text:span><text:span text:style-name="T3">Dev C++ </text:span><text:span text:style-name="T9">por ejemplo) ya que al modificar esas cadenas, como se almacenan en la zona de constantes, tendríamos problemas. Es mejor (si se van a modificar los textos) declarar reservando memoria, por ejemplo:</text:span></text:p>
      <text:p text:style-name="P2"/>
      <text:p text:style-name="P1"><text:span text:style-name="T18">char </text:span><text:span text:style-name="T11">s[4][50]={"Ana","Pablo","Julián","Roberto"};</text:span></text:p>
      <text:p text:style-name="P1"><text:span text:style-name="T11">puts(s[2]); </text:span><text:span text:style-name="T16">/* Escribe Julián */</text:span></text:p>
      <text:p text:style-name="P17"/>
      <text:p text:style-name="P2">La declaración en este caso crea un array bidimensional de 4 x 50 caracteres. Eso se puede interpretar como cuatro arrays de caracteres de 50 caracteres como máximo cada uno. Así los textos utilizados en el ejemplo se copian en el área reservada por el array y sí se podrían modificar. Si deseamos un puntero señalando a la segunda cadena del array:</text:p>
      <text:p text:style-name="P2"/>
      <text:p text:style-name="P1"><text:span text:style-name="T18">char *</text:span><text:span text:style-name="T11">p=s[2];</text:span></text:p>
      <text:p text:style-name="P1"><text:span text:style-name="T5">puts(p); </text:span><text:span text:style-name="T16">/*También escribe Julián */</text:span></text:p>
      <text:p text:style-name="P17"/>
      <text:p text:style-name="P1"><text:span text:style-name="T9">Eso es válido ya que </text:span><text:span text:style-name="T15">s[2] </text:span><text:span text:style-name="T9">es el tercer elemento del array </text:span><text:span text:style-name="T15">s</text:span><text:span text:style-name="T9">, es un array de 50 caracteres. Es decir, </text:span><text:span text:style-name="T15">s[2] </text:span><text:span text:style-name="T9">es la tercera cadena del array de cadenas </text:span><text:span text:style-name="T15">s</text:span><text:span text:style-name="T3">.</text:span></text:p>
      <text:list xml:id="list32456041" text:continue-numbering="true" text:style-name="WW8Num3">
        <text:list-item>
          <text:list>
            <text:list-item>
              <text:list>
                <text:list-item>
                  <text:p text:style-name="P21">Funciones de uso con cadenas</text:p>
                </text:list-item>
              </text:list>
            </text:list-item>
          </text:list>
        </text:list-item>
      </text:list>
      <text:p text:style-name="P5"/>
      <text:p text:style-name="P1"><text:span text:style-name="T9">La librería </text:span><text:span text:style-name="T4">stdlib.h</text:span><text:span text:style-name="T3"> </text:span><text:span text:style-name="T9">contiene varias funciones muy interesantes para procesar cadenas son:</text:span></text:p>
      <text:p text:style-name="P6"/>
      <text:p text:style-name="P1"><text:span text:style-name="T21">double </text:span><text:span text:style-name="T1">atof(</text:span><text:span text:style-name="T21">char *</text:span><text:span text:style-name="T7">s</text:span><text:span text:style-name="T1">) </text:span><text:span text:style-name="T7">Convierte la cadena </text:span><text:span text:style-name="T1">s </text:span><text:span text:style-name="T7">a formato </text:span><text:span text:style-name="T1">double</text:span><text:span text:style-name="T7">. Si la cadena no contiene datos que permitan la conversión (por ejemplo si contiene texto), su comportamiento es impredecible.</text:span></text:p>
      <text:p text:style-name="P14"/>
      <text:p text:style-name="P1"><text:span text:style-name="T21">double </text:span><text:span text:style-name="T1">atoi(</text:span><text:span text:style-name="T21">char *</text:span><text:span text:style-name="T7">s</text:span><text:span text:style-name="T1">) </text:span><text:span text:style-name="T7">Convierte la cadena </text:span><text:span text:style-name="T1">s </text:span><text:span text:style-name="T7">a formato </text:span><text:span text:style-name="T1">int</text:span><text:span text:style-name="T7">. Si la cadena no contiene datos que permitan la conversión (por ejemplo si contiene texto), su comportamiento es impredecible.</text:span></text:p>
      <text:p text:style-name="P14"/>
      <text:p text:style-name="P1"><text:span text:style-name="T21">double </text:span><text:span text:style-name="T1">atol(</text:span><text:span text:style-name="T21">char *</text:span><text:span text:style-name="T7">s</text:span><text:span text:style-name="T1">) </text:span><text:span text:style-name="T7">Convierte la cadena </text:span><text:span text:style-name="T1">s </text:span><text:span text:style-name="T7">a formato </text:span><text:span text:style-name="T1">long</text:span><text:span text:style-name="T7">. Si la cadena no contiene datos que permitan la conversión (por ejemplo si contiene texto), su comportamiento es impredecible.</text:span></text:p>
      <text:p text:style-name="P14"/>
      <text:p text:style-name="P14"/>
      <text:p text:style-name="P14"/>
      <text:p text:style-name="P14"/>
      <text:p text:style-name="P5"><text:soft-page-break/>Funciones de manipulación de cadenas</text:p>
      <text:p text:style-name="P5"/>
      <text:p text:style-name="P1"><text:span text:style-name="T9">La librería </text:span><text:span text:style-name="T4">string.h</text:span><text:span text:style-name="T3"> </text:span><text:span text:style-name="T9">proporciona las funciones más interesantes para manipular cadenas:</text:span></text:p>
      <text:p text:style-name="P2"/>
      <text:p text:style-name="P1"><text:span text:style-name="T1">char * strcat(char *</text:span><text:span text:style-name="T7">s1, </text:span><text:span text:style-name="T1">char *</text:span><text:span text:style-name="T7">s2</text:span><text:span text:style-name="T1">) </text:span><text:span text:style-name="T7">Añade </text:span><text:span text:style-name="T13">s2 </text:span><text:span text:style-name="T7">al final de la cadena </text:span><text:span text:style-name="T13">s1</text:span><text:span text:style-name="T7">. Devuelve la propia </text:span><text:span text:style-name="T13">s1</text:span></text:p>
      <text:p text:style-name="P18"/>
      <text:p text:style-name="P1"><text:span text:style-name="T1">char * strcpy(char *</text:span><text:span text:style-name="T7">s1, </text:span><text:span text:style-name="T1">char *</text:span><text:span text:style-name="T7">s2</text:span><text:span text:style-name="T1">) </text:span><text:span text:style-name="T7">Copia </text:span><text:span text:style-name="T13">s2 </text:span><text:span text:style-name="T7">en </text:span><text:span text:style-name="T13">s1</text:span><text:span text:style-name="T7">. Devuelve la propia </text:span><text:span text:style-name="T13">s1</text:span></text:p>
      <text:p text:style-name="P18"/>
      <text:p text:style-name="P1"><text:span text:style-name="T2">int strcmp(char *</text:span><text:span text:style-name="T8">s1, </text:span><text:span text:style-name="T2">char *</text:span><text:span text:style-name="T8">s2</text:span><text:span text:style-name="T2">) </text:span><text:span text:style-name="T8">Compara </text:span><text:span text:style-name="T14">s1 </text:span><text:span text:style-name="T2">con </text:span><text:span text:style-name="T14">s2</text:span><text:span text:style-name="T2">. </text:span><text:span text:style-name="T7">Si </text:span><text:span text:style-name="T13">s1 </text:span><text:span text:style-name="T7">es mayor devuelve un valor positivo, si es menor un valor negativo y si son iguales devuelve 0.</text:span></text:p>
      <text:p text:style-name="P14"/>
      <text:p text:style-name="P1"><text:span text:style-name="T1">char * strchr(char *</text:span><text:span text:style-name="T7">s1, </text:span><text:span text:style-name="T1">int </text:span><text:span text:style-name="T7">carácter) Busca la primera vez que aparece el carácter dentro de la cadena </text:span><text:span text:style-name="T13">s1 </text:span><text:span text:style-name="T7">si le encuentra devuelve un puntero al mismo, sino devuelve el valor </text:span><text:span text:style-name="T1">NULL</text:span><text:span text:style-name="T7">.</text:span></text:p>
      <text:p text:style-name="P14"/>
      <text:p text:style-name="P1"><text:span text:style-name="T1">char * strrchr(char *</text:span><text:span text:style-name="T7">s1, </text:span><text:span text:style-name="T1">int </text:span><text:span text:style-name="T7">carácter) Busca la última vez que aparece el carácter dentro de la cadena </text:span><text:span text:style-name="T13">s1 </text:span><text:span text:style-name="T7">si le encuentra devuelve un puntero al mismo, sino devuelve el valor </text:span><text:span text:style-name="T1">NULL</text:span><text:span text:style-name="T7">.</text:span></text:p>
      <text:p text:style-name="P14"/>
      <text:p text:style-name="P1"><text:span text:style-name="T1">char * strstr(char * </text:span><text:span text:style-name="T7">s1</text:span><text:span text:style-name="T1">, char * </text:span><text:span text:style-name="T7">s2) Busca la primera vez que aparece el texto </text:span><text:span text:style-name="T13">s2 </text:span><text:span text:style-name="T7">de la cadena </text:span><text:span text:style-name="T13">s1</text:span><text:span text:style-name="T1">. </text:span><text:span text:style-name="T7">Si le encuentra devuelve un puntero al primer carácter de </text:span><text:span text:style-name="T13">s2 </text:span><text:span text:style-name="T7">dentro de </text:span><text:span text:style-name="T13">s1</text:span><text:span text:style-name="T7">, sino devuelve el valor </text:span><text:span text:style-name="T1">NULL</text:span><text:span text:style-name="T7">.</text:span></text:p>
      <text:p text:style-name="P14"/>
      <text:p text:style-name="P1"><text:span text:style-name="T1">int * strlen(char * </text:span><text:span text:style-name="T7">s) Devuelve el tamaño del texto </text:span><text:span text:style-name="T13">s</text:span><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Courier New" svg:font-family="'Courier New'" style:font-family-generic="modern"/>
    <style:font-face style:name="CourierNewPSMT" svg:font-family="CourierNewPSMT" style:font-family-generic="roman"/>
    <style:font-face style:name="Arial-BoldMT" svg:font-family="Arial-BoldMT" style:font-family-generic="swiss"/>
    <style:font-face style:name="BerlinSansFB-Reg" svg:font-family="BerlinSansFB-Reg" style:font-family-generic="swiss"/>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a"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Subtitulo" style:family="paragraph" style:parent-style-name="Standard" style:list-style-name="WW8Num3">
      <style:paragraph-properties fo:margin-top="0cm" fo:margin-bottom="0.212cm"/>
      <style:text-properties fo:font-size="16pt" style:text-underline-style="solid" style:text-underline-width="auto" style:text-underline-color="font-color" style:font-size-asian="16pt"/>
    </style:style>
    <style:style style:name="Apartado1" style:family="paragraph" style:parent-style-name="Standard">
      <style:paragraph-properties fo:margin-left="1.7cm" fo:margin-right="0cm" fo:margin-top="0cm" fo:margin-bottom="0.212cm" fo:text-align="justify" style:justify-single-word="false" fo:text-indent="0cm" style:auto-text-indent="false"/>
      <style:text-properties fo:font-size="11pt" style:font-size-asian="11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list-level-style-number text:level="1" style:num-prefix="Tema " style:num-suffix="." style:num-format="1">
        <style:list-level-properties text:list-level-position-and-space-mode="label-alignment">
          <style:list-level-label-alignment text:label-followed-by="listtab" text:list-tab-stop-position="4.128cm" fo:text-indent="-0.7cm" fo:margin-left="2.288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6cm" fo:text-indent="-0.965cm" fo:margin-left="1.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93cm" fo:margin-left="2.2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meta:initial-creator>
    <meta:creation-date>2012-02-15T20:03:00</meta:creation-date>
    <dc:date>2012-02-16T12:30:39.57</dc:date>
    <meta:editing-duration>PT9M47S</meta:editing-duration>
    <meta:editing-cycles>4</meta:editing-cycles>
    <meta:generator>LibreOffice/3.3$Win32 LibreOffice_project/330m19$Build-202</meta:generator>
    <meta:document-statistic meta:table-count="0" meta:image-count="0" meta:object-count="0" meta:page-count="4" meta:paragraph-count="94" meta:word-count="1488" meta:character-count="9048"/>
  </office:meta>
</office:document-meta>
</file>